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37cm" svg:height="1.397cm" svg:x="2.905cm" svg:y="1.254cm">
          <text:p text:style-name="P1">Program objects relationship diagra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10.922cm" svg:height="2.032cm" svg:x="5.953cm" svg:y="21.447cm">
          <text:p text:style-name="P1">qCheckGMail.cpp</text:p>
          <text:p text:style-name="P1">Main application 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3" draw:id="id3" draw:layer="layout" svg:width="13.589cm" svg:height="2.667cm" svg:x="3.159cm" svg:y="14.335cm">
          <text:p text:style-name="P1">kwalletmanager.cpp</text:p>
          <text:p text:style-name="P1">This object is responsible for storing and </text:p>
          <text:p text:style-name="P1">retrieving account information from kwall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15.113cm" svg:height="2.667cm" svg:x="4.429cm" svg:y="2.905cm">
          <text:p text:style-name="P1">accounts.cpp</text:p>
          <text:p text:style-name="P1">This object is responsible for holding all </text:p>
          <text:p text:style-name="P1">information of an individual accou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16.383cm" svg:height="2.667cm" svg:x="2.905cm" svg:y="9.636cm">
          <text:p text:style-name="P1">QVector</text:p>
          <text:p text:style-name="P1">This object is responsive for holding all accounts objects </text:p>
          <text:p text:style-name="P1">to make it easy to iterate over the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1.368cm" svg:x1="11.097cm" svg:y1="9.636cm" svg:x2="19.542cm" svg:y2="4.239cm" draw:start-shape="id1" draw:start-glue-point="4" draw:end-shape="id2" draw:end-glue-point="7" svg:d="m11097 9636v-664h8946v-4733h-501" svg:viewBox="0 0 8947 5398">
          <text:p/>
        </draw:connector>
        <draw:connector draw:style-name="gr2" draw:text-style-name="P1" draw:layer="layout" svg:x1="9.954cm" svg:y1="14.335cm" svg:x2="11.097cm" svg:y2="12.303cm" draw:start-shape="id3" draw:start-glue-point="4" draw:end-shape="id1" draw:end-glue-point="6" svg:d="m9954 14335v-1016h1143v-1016" svg:viewBox="0 0 1144 2033">
          <text:p/>
        </draw:connector>
        <draw:connector draw:style-name="gr2" draw:text-style-name="P1" draw:layer="layout" svg:x1="16.875cm" svg:y1="22.463cm" svg:x2="19.288cm" svg:y2="10.97cm" draw:start-shape="id4" draw:start-glue-point="7" draw:end-shape="id1" draw:end-glue-point="7" svg:d="m16875 22463h2914v-11493h-501" svg:viewBox="0 0 2915 11494">
          <text:p/>
        </draw:connector>
        <draw:custom-shape draw:style-name="gr1" draw:text-style-name="P1" xml:id="id5" draw:id="id5" draw:layer="layout" svg:width="10.795cm" svg:height="2.54cm" svg:x="2.524cm" svg:y="5.953cm">
          <text:p text:style-name="P1">addaccount.cpp</text:p>
          <text:p text:style-name="P1">This object is responsible for getting </text:p>
          <text:p text:style-name="P1">Account information from a us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-0.514cm" svg:x1="3.159cm" svg:y1="15.669cm" svg:x2="2.524cm" svg:y2="7.223cm" draw:start-shape="id3" draw:start-glue-point="5" draw:end-shape="id5" draw:end-glue-point="5" svg:d="m3159 15669h-1651v-8446h1016" svg:viewBox="0 0 1652 8447">
          <text:p/>
        </draw:connector>
        <draw:custom-shape draw:style-name="gr1" draw:text-style-name="P1" xml:id="id8" draw:id="id8" draw:layer="layout" svg:width="12.655cm" svg:height="2.667cm" svg:x="6.76cm" svg:y="18.048cm">
          <text:p text:style-name="P1">QNetworkAccessManager</text:p>
          <text:p text:style-name="P1">This object is responsible for</text:p>
          <text:p text:style-name="P1">fetching account information from goog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6" draw:id="id6" draw:layer="layout" svg:width="16.764cm" svg:height="2.445cm" svg:x="2.651cm" svg:y="24.114cm">
          <text:p text:style-name="P1">configurationoptionsdialog.cpp</text:p>
          <text:p text:style-name="P1">This object is responsible for maintaining various</text:p>
          <text:p text:style-name="P1">configuration options of the program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line-skew="-3.2cm" svg:x1="11.414cm" svg:y1="23.479cm" svg:x2="2.651cm" svg:y2="25.337cm" draw:start-shape="id4" draw:start-glue-point="6" draw:end-shape="id6" draw:end-glue-point="5" svg:d="m11414 23479v381h-9264v1477h501" svg:viewBox="0 0 9265 1859">
          <text:p/>
        </draw:connector>
        <draw:custom-shape draw:style-name="gr1" draw:text-style-name="P1" xml:id="id7" draw:id="id7" draw:layer="layout" svg:width="6.096cm" svg:height="1.016cm" svg:x="12.684cm" svg:y="12.811cm">
          <text:p text:style-name="P1">KDE kwalle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16.748cm" svg:y1="15.669cm" svg:x2="18.78cm" svg:y2="13.319cm" draw:start-shape="id3" draw:start-glue-point="7" draw:end-shape="id7" draw:end-glue-point="7" svg:d="m16748 15669h2534v-2350h-502" svg:viewBox="0 0 2535 2351">
          <text:p/>
        </draw:connector>
        <draw:connector draw:style-name="gr2" draw:text-style-name="P1" draw:layer="layout" draw:line-skew="0cm -1.558cm" svg:x1="5.953cm" svg:y1="22.463cm" svg:x2="9.954cm" svg:y2="17.002cm" draw:start-shape="id4" draw:start-glue-point="5" draw:end-shape="id3" draw:end-glue-point="6" svg:d="m5953 22463h-501v-4796h4502v-665" svg:viewBox="0 0 4503 5462">
          <text:p/>
        </draw:connector>
        <draw:connector draw:style-name="gr2" draw:text-style-name="P1" draw:layer="layout" draw:line-skew="3.52cm 0.755cm" svg:x1="11.414cm" svg:y1="21.447cm" svg:x2="6.76cm" svg:y2="19.382cm" draw:start-shape="id4" draw:start-glue-point="4" draw:end-shape="id8" draw:end-glue-point="5" svg:d="m11414 21447v-381h-5207v-1684h553" svg:viewBox="0 0 5208 2066">
          <text:p/>
        </draw:connector>
        <draw:custom-shape draw:style-name="gr1" draw:text-style-name="P1" xml:id="id9" draw:id="id9" draw:layer="layout" svg:width="3.683cm" svg:height="3.81cm" svg:x="1.381cm" svg:y="17.764cm">
          <text:p text:style-name="P1">main.cpp</text:p>
          <text:p text:style-name="P1">Program </text:p>
          <text:p text:style-name="P1">entry point</text:p>
          <text:p text:style-name="P1">objec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svg:x1="5.953cm" svg:y1="22.463cm" svg:x2="3.222cm" svg:y2="21.574cm" draw:start-shape="id4" draw:start-glue-point="5" draw:end-shape="id9" draw:end-glue-point="6" svg:d="m5953 22463h-2731v-889" svg:viewBox="0 0 2732 89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6-27T18:56:49</meta:creation-date>
    <dc:date>2013-06-27T20:24:02</dc:date>
    <meta:editing-duration>PT46M1S</meta:editing-duration>
    <meta:editing-cycles>8</meta:editing-cycles>
    <meta:generator>LibreOffice/4.0.3.3$Linux_x86 LibreOffice_project/0eaa50a932c8f2199a615e1eb30f7ac74279539</meta:generator>
    <meta:document-statistic meta:object-count="19"/>
  </office:meta>
</office:document-meta>
</file>